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28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8.28mm"/>
    </style:style>
    <style:style style:name="co7" style:family="table-column">
      <style:table-column-properties fo:break-before="auto" style:column-width="40.83mm"/>
    </style:style>
    <style:style style:name="co8" style:family="table-column">
      <style:table-column-properties fo:break-before="auto" style:column-width="50.09mm"/>
    </style:style>
    <style:style style:name="co9" style:family="table-column">
      <style:table-column-properties fo:break-before="auto" style:column-width="38.17mm"/>
    </style:style>
    <style:style style:name="co10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able-cell-properties fo:border="1.25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2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8" style:family="table-cell" style:parent-style-name="Default" style:data-style-name="N2"/>
    <style:style style:name="ce27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 style:data-style-name="N41"/>
    <style:style style:name="ce30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ffic Flow Readings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column table:style-name="co4" table:default-cell-style-name="ce23"/>
        <table:table-column table:style-name="co5" table:default-cell-style-name="ce23"/>
        <table:table-column table:style-name="co6" table:default-cell-style-name="ce26"/>
        <table:table-column table:style-name="co7" table:default-cell-style-name="ce26"/>
        <table:table-column table:style-name="co8" table:number-columns-repeated="2" table:default-cell-style-name="Default"/>
        <table:table-row table:style-name="ro1">
          <table:table-cell table:style-name="Default" table:number-columns-repeated="3"/>
          <table:table-cell table:style-name="Default" office:value-type="string" calcext:value-type="string">
            <text:p>Traffic Survey </text:p>
          </table:table-cell>
          <table:table-cell table:style-name="Default" office:value-type="string" calcext:value-type="string">
            <text:p>Diggle</text:p>
          </table:table-cell>
          <table:table-cell table:style-name="ce29" office:value-type="string" calcext:value-type="string">
            <text:p>Time : 17:15</text:p>
          </table:table-cell>
          <table:table-cell table:style-name="ce30" office:value-type="string" calcext:value-type="string">
            <text:p>Date Recorded 13/02/2019</text:p>
          </table:table-cell>
          <table:table-cell office:value-type="string" calcext:value-type="string">
            <text:p>1 hr</text:p>
          </table:table-cell>
          <table:table-cell office:value-type="string" calcext:value-type="string">
            <text:p>File name : 2019-feb-1-1.avi</text:p>
          </table:table-cell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1" office:value-type="string" calcext:value-type="string">
            <text:p>Mins</text:p>
          </table:table-cell>
          <table:table-cell table:style-name="ce21" office:value-type="string" calcext:value-type="string">
            <text:p>Secs</text:p>
          </table:table-cell>
          <table:table-cell table:style-name="ce21" office:value-type="string" calcext:value-type="string">
            <text:p>Time Count Recorded (Decimal Mins)</text:p>
          </table:table-cell>
          <table:table-cell table:style-name="ce21" office:value-type="string" calcext:value-type="string">
            <text:p>Number of Traffic</text:p>
          </table:table-cell>
          <table:table-cell table:style-name="ce21"/>
          <table:table-cell table:style-name="ce21" office:value-type="string" calcext:value-type="string">
            <text:p>Vehicles per hour per ten Vehicles</text:p>
          </table:table-cell>
          <table:table-cell table:style-name="ce21" office:value-type="string" calcext:value-type="string">
            <text:p>Cumulative Average VPH</text:p>
          </table:table-cell>
          <table:table-cell office:value-type="string" calcext:value-type="string">
            <text:p>Average Vehicles Per Hour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22"/>
          <table:table-cell table:style-name="ce25"/>
          <table:table-cell table:style-name="ce2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23"/>
          <table:table-cell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3" calcext:value-type="float">
            <text:p>43</text:p>
          </table:table-cell>
          <table:table-cell table:style-name="ce2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4" calcext:value-type="float">
            <text:p>14</text:p>
          </table:table-cell>
          <table:table-cell table:formula="of:=([.A8] - [.$A$7])+([.B8]/60)" office:value-type="float" office:value="1.23333333333333" calcext:value-type="float">
            <text:p>1.2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D8]-[.D7])*60/([.C8]-[.C7])" office:value-type="float" office:value="486.486486486487" calcext:value-type="float">
            <text:p>486.49</text:p>
          </table:table-cell>
          <table:table-cell table:formula="of:=AVERAGE([.F$8:.$F8])" office:value-type="float" office:value="486.486486486487" calcext:value-type="float">
            <text:p>486.49</text:p>
          </table:table-cell>
          <table:table-cell table:number-columns-repeated="2"/>
        </table:table-row>
        <table:table-row table:style-name="ro1">
          <table:table-cell table:number-columns-repeated="2" table:style-name="ce22" office:value-type="float" office:value="41" calcext:value-type="float">
            <text:p>41</text:p>
          </table:table-cell>
          <table:table-cell table:formula="of:=([.A9] - [.$A$7])+([.B9]/60)" office:value-type="float" office:value="1.68333333333333" calcext:value-type="float">
            <text:p>1.6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D9]-[.D8])*60/([.C9]-[.C8])" office:value-type="float" office:value="1333.33333333333" calcext:value-type="float">
            <text:p>1333.33</text:p>
          </table:table-cell>
          <table:table-cell table:formula="of:=AVERAGE([.F$8:.$F9])" office:value-type="float" office:value="909.90990990991" calcext:value-type="float">
            <text:p>909.9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formula="of:=([.A10] - [.$A$7])+([.B10]/60)" office:value-type="float" office:value="2.86666666666667" calcext:value-type="float">
            <text:p>2.8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D10]-[.D9])*60/([.C10]-[.C9])" office:value-type="float" office:value="507.042253521127" calcext:value-type="float">
            <text:p>507.04</text:p>
          </table:table-cell>
          <table:table-cell table:formula="of:=AVERAGE([.F$8:.$F10])" office:value-type="float" office:value="775.620691113649" calcext:value-type="float">
            <text:p>775.6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([.A11] - [.$A$7])+([.B11]/60)" office:value-type="float" office:value="4.05" calcext:value-type="float">
            <text:p>4.0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D11]-[.D10])*60/([.C11]-[.C10])" office:value-type="float" office:value="507.042253521127" calcext:value-type="float">
            <text:p>507.04</text:p>
          </table:table-cell>
          <table:table-cell table:formula="of:=AVERAGE([.F$8:.$F11])" office:value-type="float" office:value="708.476081715518" calcext:value-type="float">
            <text:p>708.4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formula="of:=([.A12] - [.$A$7])+([.B12]/60)" office:value-type="float" office:value="4.63333333333333" calcext:value-type="float">
            <text:p>4.6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D12]-[.D11])*60/([.C12]-[.C11])" office:value-type="float" office:value="1028.57142857143" calcext:value-type="float">
            <text:p>1028.57</text:p>
          </table:table-cell>
          <table:table-cell table:formula="of:=AVERAGE([.F$8:.$F12])" office:value-type="float" office:value="772.495151086701" calcext:value-type="float">
            <text:p>772.5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([.A13] - [.$A$7])+([.B13]/60)" office:value-type="float" office:value="6.23333333333333" calcext:value-type="float">
            <text:p>6.2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[.D13]-[.D12])*60/([.C13]-[.C12])" office:value-type="float" office:value="375" calcext:value-type="float">
            <text:p>375.00</text:p>
          </table:table-cell>
          <table:table-cell table:formula="of:=AVERAGE([.F$8:.$F13])" office:value-type="float" office:value="706.245959238917" calcext:value-type="float">
            <text:p>706.2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([.A14] - [.$A$7])+([.B14]/60)" office:value-type="float" office:value="6.91666666666667" calcext:value-type="float">
            <text:p>6.9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[.D14]-[.D13])*60/([.C14]-[.C13])" office:value-type="float" office:value="878.048780487805" calcext:value-type="float">
            <text:p>878.05</text:p>
          </table:table-cell>
          <table:table-cell table:formula="of:=AVERAGE([.F$8:.$F14])" office:value-type="float" office:value="730.78921941733" calcext:value-type="float">
            <text:p>730.7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([.A15] - [.$A$7])+([.B15]/60)" office:value-type="float" office:value="8.23333333333333" calcext:value-type="float">
            <text:p>8.2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[.D15]-[.D14])*60/([.C15]-[.C14])" office:value-type="float" office:value="455.696202531646" calcext:value-type="float">
            <text:p>455.70</text:p>
          </table:table-cell>
          <table:table-cell table:formula="of:=AVERAGE([.F$8:.$F15])" office:value-type="float" office:value="696.402592306619" calcext:value-type="float">
            <text:p>696.4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([.A16] - [.$A$7])+([.B16]/60)" office:value-type="float" office:value="8.86666666666667" calcext:value-type="float">
            <text:p>8.8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6]-[.D15])*60/([.C16]-[.C15])" office:value-type="float" office:value="947.36842105263" calcext:value-type="float">
            <text:p>947.37</text:p>
          </table:table-cell>
          <table:table-cell table:formula="of:=AVERAGE([.F$8:.$F16])" office:value-type="float" office:value="724.287684389509" calcext:value-type="float">
            <text:p>724.2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([.A17] - [.$A$7])+([.B17]/60)" office:value-type="float" office:value="10.4333333333333" calcext:value-type="float">
            <text:p>10.4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D17]-[.D16])*60/([.C17]-[.C16])" office:value-type="float" office:value="382.978723404255" calcext:value-type="float">
            <text:p>382.98</text:p>
          </table:table-cell>
          <table:table-cell table:formula="of:=AVERAGE([.F$8:.$F17])" office:value-type="float" office:value="690.156788290984" calcext:value-type="float">
            <text:p>690.1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([.A18] - [.$A$7])+([.B18]/60)" office:value-type="float" office:value="12.1666666666667" calcext:value-type="float">
            <text:p>12.1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([.D18]-[.D17])*60/([.C18]-[.C17])" office:value-type="float" office:value="346.153846153846" calcext:value-type="float">
            <text:p>346.15</text:p>
          </table:table-cell>
          <table:table-cell table:formula="of:=AVERAGE([.F$8:.$F18])" office:value-type="float" office:value="658.883793551244" calcext:value-type="float">
            <text:p>658.8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([.A19] - [.$A$7])+([.B19]/60)" office:value-type="float" office:value="12.7333333333333" calcext:value-type="float">
            <text:p>12.73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([.D19]-[.D18])*60/([.C19]-[.C18])" office:value-type="float" office:value="1058.82352941177" calcext:value-type="float">
            <text:p>1058.82</text:p>
          </table:table-cell>
          <table:table-cell table:formula="of:=AVERAGE([.F$8:.$F19])" office:value-type="float" office:value="692.212104872954" calcext:value-type="float">
            <text:p>692.2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table:formula="of:=([.A20] - [.$A$7])+([.B20]/60)" office:value-type="float" office:value="13.7333333333333" calcext:value-type="float">
            <text:p>13.73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([.D20]-[.D19])*60/([.C20]-[.C19])" office:value-type="float" office:value="600" calcext:value-type="float">
            <text:p>600.00</text:p>
          </table:table-cell>
          <table:table-cell table:formula="of:=AVERAGE([.F$8:.$F20])" office:value-type="float" office:value="685.118866036573" calcext:value-type="float">
            <text:p>685.1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formula="of:=([.A21] - [.$A$7])+([.B21]/60)" office:value-type="float" office:value="14.6833333333333" calcext:value-type="float">
            <text:p>14.68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([.D21]-[.D20])*60/([.C21]-[.C20])" office:value-type="float" office:value="631.57894736842" calcext:value-type="float">
            <text:p>631.58</text:p>
          </table:table-cell>
          <table:table-cell table:formula="of:=AVERAGE([.F$8:.$F21])" office:value-type="float" office:value="681.294586131705" calcext:value-type="float">
            <text:p>681.2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formula="of:=([.A22] - [.$A$7])+([.B22]/60)" office:value-type="float" office:value="15.5333333333333" calcext:value-type="float">
            <text:p>15.5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D22]-[.D21])*60/([.C22]-[.C21])" office:value-type="float" office:value="705.882352941177" calcext:value-type="float">
            <text:p>705.88</text:p>
          </table:table-cell>
          <table:table-cell table:formula="of:=AVERAGE([.F$8:.$F22])" office:value-type="float" office:value="682.93377058567" calcext:value-type="float">
            <text:p>682.9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([.A23] - [.$A$7])+([.B23]/60)" office:value-type="float" office:value="16.2" calcext:value-type="float">
            <text:p>16.2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([.D23]-[.D22])*60/([.C23]-[.C22])" office:value-type="float" office:value="900.000000000001" calcext:value-type="float">
            <text:p>900.00</text:p>
          </table:table-cell>
          <table:table-cell table:formula="of:=AVERAGE([.F$8:.$F23])" office:value-type="float" office:value="696.500409924065" calcext:value-type="float">
            <text:p>696.5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formula="of:=([.A24] - [.$A$7])+([.B24]/60)" office:value-type="float" office:value="17.3666666666667" calcext:value-type="float">
            <text:p>17.37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([.D24]-[.D23])*60/([.C24]-[.C23])" office:value-type="float" office:value="514.285714285714" calcext:value-type="float">
            <text:p>514.29</text:p>
          </table:table-cell>
          <table:table-cell table:formula="of:=AVERAGE([.F$8:.$F24])" office:value-type="float" office:value="685.781898415927" calcext:value-type="float">
            <text:p>685.7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formula="of:=([.A25] - [.$A$7])+([.B25]/60)" office:value-type="float" office:value="18.5" calcext:value-type="float">
            <text:p>18.5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5]-[.D24])*60/([.C25]-[.C24])" office:value-type="float" office:value="529.411764705883" calcext:value-type="float">
            <text:p>529.41</text:p>
          </table:table-cell>
          <table:table-cell table:formula="of:=AVERAGE([.F$8:.$F25])" office:value-type="float" office:value="677.094668765369" calcext:value-type="float">
            <text:p>677.0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formula="of:=([.A26] - [.$A$7])+([.B26]/60)" office:value-type="float" office:value="19.2" calcext:value-type="float">
            <text:p>19.20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([.D26]-[.D25])*60/([.C26]-[.C25])" office:value-type="float" office:value="857.142857142858" calcext:value-type="float">
            <text:p>857.14</text:p>
          </table:table-cell>
          <table:table-cell table:formula="of:=AVERAGE([.F$8:.$F26])" office:value-type="float" office:value="686.57088920629" calcext:value-type="float">
            <text:p>686.5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([.A27] - [.$A$7])+([.B27]/60)" office:value-type="float" office:value="20.9" calcext:value-type="float">
            <text:p>20.9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D27]-[.D26])*60/([.C27]-[.C26])" office:value-type="float" office:value="352.941176470588" calcext:value-type="float">
            <text:p>352.94</text:p>
          </table:table-cell>
          <table:table-cell table:formula="of:=AVERAGE([.F$8:.$F27])" office:value-type="float" office:value="669.889403569505" calcext:value-type="float">
            <text:p>669.89</text:p>
          </table:table-cell>
          <table:table-cell table:style-name="ce23"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formula="of:=([.A28] - [.$A$7])+([.B28]/60)" office:value-type="float" office:value="21.7333333333333" calcext:value-type="float">
            <text:p>21.73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([.D28]-[.D27])*60/([.C28]-[.C27])" office:value-type="float" office:value="719.999999999998" calcext:value-type="float">
            <text:p>720.00</text:p>
          </table:table-cell>
          <table:table-cell table:formula="of:=AVERAGE([.F$8:.$F28])" office:value-type="float" office:value="672.275622447147" calcext:value-type="float">
            <text:p>672.2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formula="of:=([.A29] - [.$A$7])+([.B29]/60)" office:value-type="float" office:value="22.5166666666667" calcext:value-type="float">
            <text:p>22.52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([.D29]-[.D28])*60/([.C29]-[.C28])" office:value-type="float" office:value="765.957446808512" calcext:value-type="float">
            <text:p>765.96</text:p>
          </table:table-cell>
          <table:table-cell table:formula="of:=AVERAGE([.F$8:.$F29])" office:value-type="float" office:value="676.533887190845" calcext:value-type="float">
            <text:p>676.5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([.A30] - [.$A$7])+([.B30]/60)" office:value-type="float" office:value="24.0666666666667" calcext:value-type="float">
            <text:p>24.07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30]-[.D29])*60/([.C30]-[.C29])" office:value-type="float" office:value="387.096774193548" calcext:value-type="float">
            <text:p>387.10</text:p>
          </table:table-cell>
          <table:table-cell table:formula="of:=AVERAGE([.F$8:.$F30])" office:value-type="float" office:value="663.949664886615" calcext:value-type="float">
            <text:p>663.9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table:formula="of:=([.A31] - [.$A$7])+([.B31]/60)" office:value-type="float" office:value="25.45" calcext:value-type="float">
            <text:p>25.45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([.D31]-[.D30])*60/([.C31]-[.C30])" office:value-type="float" office:value="433.734939759036" calcext:value-type="float">
            <text:p>433.73</text:p>
          </table:table-cell>
          <table:table-cell table:formula="of:=AVERAGE([.F$8:.$F31])" office:value-type="float" office:value="654.357384672966" calcext:value-type="float">
            <text:p>654.3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formula="of:=([.A32] - [.$A$7])+([.B32]/60)" office:value-type="float" office:value="26.8833333333333" calcext:value-type="float">
            <text:p>26.88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D32]-[.D31])*60/([.C32]-[.C31])" office:value-type="float" office:value="418.604651162791" calcext:value-type="float">
            <text:p>418.60</text:p>
          </table:table-cell>
          <table:table-cell table:formula="of:=AVERAGE([.F$8:.$F32])" office:value-type="float" office:value="644.927275332559" calcext:value-type="float">
            <text:p>644.9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table:formula="of:=([.A33] - [.$A$7])+([.B33]/60)" office:value-type="float" office:value="29.2333333333333" calcext:value-type="float">
            <text:p>29.23</text:p>
          </table:table-cell>
          <table:table-cell office:value-type="float" office:value="260" calcext:value-type="float">
            <text:p>260</text:p>
          </table:table-cell>
          <table:table-cell table:style-name="ce26"/>
          <table:table-cell table:formula="of:=([.D33]-[.D32])*60/([.C33]-[.C32])" office:value-type="float" office:value="255.31914893617" calcext:value-type="float">
            <text:p>255.32</text:p>
          </table:table-cell>
          <table:table-cell table:formula="of:=AVERAGE([.F$8:.$F33])" office:value-type="float" office:value="629.942347394236" calcext:value-type="float">
            <text:p>629.9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([.A34] - [.$A$7])+([.B34]/60)" office:value-type="float" office:value="30.7666666666667" calcext:value-type="float">
            <text:p>30.77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 table:formula="of:=([.D34]-[.D33])*60/([.C34]-[.C33])" office:value-type="float" office:value="391.304347826087" calcext:value-type="float">
            <text:p>391.30</text:p>
          </table:table-cell>
          <table:table-cell table:formula="of:=AVERAGE([.F$8:.$F34])" office:value-type="float" office:value="621.103902965786" calcext:value-type="float">
            <text:p>621.1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table:formula="of:=([.A35] - [.$A$7])+([.B35]/60)" office:value-type="float" office:value="31.6166666666667" calcext:value-type="float">
            <text:p>31.62</text:p>
          </table:table-cell>
          <table:table-cell office:value-type="float" office:value="280" calcext:value-type="float">
            <text:p>280</text:p>
          </table:table-cell>
          <table:table-cell table:style-name="ce26"/>
          <table:table-cell table:formula="of:=([.D35]-[.D34])*60/([.C35]-[.C34])" office:value-type="float" office:value="705.882352941175" calcext:value-type="float">
            <text:p>705.88</text:p>
          </table:table-cell>
          <table:table-cell table:formula="of:=AVERAGE([.F$8:.$F35])" office:value-type="float" office:value="624.131704750622" calcext:value-type="float">
            <text:p>624.1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([.A36] - [.$A$7])+([.B36]/60)" office:value-type="float" office:value="33.0166666666667" calcext:value-type="float">
            <text:p>33.02</text:p>
          </table:table-cell>
          <table:table-cell office:value-type="float" office:value="290" calcext:value-type="float">
            <text:p>290</text:p>
          </table:table-cell>
          <table:table-cell table:style-name="ce26"/>
          <table:table-cell table:formula="of:=([.D36]-[.D35])*60/([.C36]-[.C35])" office:value-type="float" office:value="428.571428571429" calcext:value-type="float">
            <text:p>428.57</text:p>
          </table:table-cell>
          <table:table-cell table:formula="of:=AVERAGE([.F$8:.$F36])" office:value-type="float" office:value="617.388246951339" calcext:value-type="float">
            <text:p>617.3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formula="of:=([.A37] - [.$A$7])+([.B37]/60)" office:value-type="float" office:value="33.6666666666667" calcext:value-type="float">
            <text:p>33.67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([.D37]-[.D36])*60/([.C37]-[.C36])" office:value-type="float" office:value="923.076923076925" calcext:value-type="float">
            <text:p>923.08</text:p>
          </table:table-cell>
          <table:table-cell table:formula="of:=AVERAGE([.F$8:.$F37])" office:value-type="float" office:value="627.577869488859" calcext:value-type="float">
            <text:p>627.5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table:formula="of:=([.A38] - [.$A$7])+([.B38]/60)" office:value-type="float" office:value="35.4666666666667" calcext:value-type="float">
            <text:p>35.47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([.D38]-[.D37])*60/([.C38]-[.C37])" office:value-type="float" office:value="333.333333333332" calcext:value-type="float">
            <text:p>333.33</text:p>
          </table:table-cell>
          <table:table-cell table:formula="of:=AVERAGE([.F$8:.$F38])" office:value-type="float" office:value="618.086110258035" calcext:value-type="float">
            <text:p>618.0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formula="of:=([.A39] - [.$A$7])+([.B39]/60)" office:value-type="float" office:value="36.65" calcext:value-type="float">
            <text:p>36.6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([.D39]-[.D38])*60/([.C39]-[.C38])" office:value-type="float" office:value="507.042253521128" calcext:value-type="float">
            <text:p>507.04</text:p>
          </table:table-cell>
          <table:table-cell table:formula="of:=AVERAGE([.F$8:.$F39])" office:value-type="float" office:value="614.615989735007" calcext:value-type="float">
            <text:p>614.6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table:formula="of:=([.A40] - [.$A$7])+([.B40]/60)" office:value-type="float" office:value="37.75" calcext:value-type="float">
            <text:p>37.75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([.D40]-[.D39])*60/([.C40]-[.C39])" office:value-type="float" office:value="545.454545454545" calcext:value-type="float">
            <text:p>545.45</text:p>
          </table:table-cell>
          <table:table-cell table:formula="of:=AVERAGE([.F$8:.$F40])" office:value-type="float" office:value="612.520188393175" calcext:value-type="float">
            <text:p>612.5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([.A41] - [.$A$7])+([.B41]/60)" office:value-type="float" office:value="38.7" calcext:value-type="float">
            <text:p>38.70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([.D41]-[.D40])*60/([.C41]-[.C40])" office:value-type="float" office:value="631.578947368419" calcext:value-type="float">
            <text:p>631.58</text:p>
          </table:table-cell>
          <table:table-cell table:formula="of:=AVERAGE([.F$8:.$F41])" office:value-type="float" office:value="613.080740127741" calcext:value-type="float">
            <text:p>613.0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([.A42] - [.$A$7])+([.B42]/60)" office:value-type="float" office:value="40.2666666666667" calcext:value-type="float">
            <text:p>40.27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([.D42]-[.D41])*60/([.C42]-[.C41])" office:value-type="float" office:value="382.978723404256" calcext:value-type="float">
            <text:p>382.98</text:p>
          </table:table-cell>
          <table:table-cell table:formula="of:=AVERAGE([.F$8:.$F42])" office:value-type="float" office:value="606.506396792784" calcext:value-type="float">
            <text:p>606.5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formula="of:=([.A43] - [.$A$7])+([.B43]/60)" office:value-type="float" office:value="41.1333333333333" calcext:value-type="float">
            <text:p>41.13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([.D43]-[.D42])*60/([.C43]-[.C42])" office:value-type="float" office:value="692.307692307692" calcext:value-type="float">
            <text:p>692.31</text:p>
          </table:table-cell>
          <table:table-cell table:formula="of:=AVERAGE([.F$8:.$F43])" office:value-type="float" office:value="608.889766112643" calcext:value-type="float">
            <text:p>608.8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table:formula="of:=([.A44] - [.$A$7])+([.B44]/60)" office:value-type="float" office:value="41.8833333333333" calcext:value-type="float">
            <text:p>41.88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([.D44]-[.D43])*60/([.C44]-[.C43])" office:value-type="float" office:value="800" calcext:value-type="float">
            <text:p>800.00</text:p>
          </table:table-cell>
          <table:table-cell table:formula="of:=AVERAGE([.F$8:.$F44])" office:value-type="float" office:value="614.054907569058" calcext:value-type="float">
            <text:p>614.0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formula="of:=([.A45] - [.$A$7])+([.B45]/60)" office:value-type="float" office:value="43.2666666666667" calcext:value-type="float">
            <text:p>43.27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([.D45]-[.D44])*60/([.C45]-[.C44])" office:value-type="float" office:value="433.734939759036" calcext:value-type="float">
            <text:p>433.73</text:p>
          </table:table-cell>
          <table:table-cell table:formula="of:=AVERAGE([.F$8:.$F45])" office:value-type="float" office:value="609.309645258268" calcext:value-type="float">
            <text:p>609.3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([.A46] - [.$A$7])+([.B46]/60)" office:value-type="float" office:value="44.0333333333333" calcext:value-type="float">
            <text:p>44.03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([.D46]-[.D45])*60/([.C46]-[.C45])" office:value-type="float" office:value="782.608695652175" calcext:value-type="float">
            <text:p>782.61</text:p>
          </table:table-cell>
          <table:table-cell table:formula="of:=AVERAGE([.F$8:.$F46])" office:value-type="float" office:value="613.753210652983" calcext:value-type="float">
            <text:p>613.7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([.A47] - [.$A$7])+([.B47]/60)" office:value-type="float" office:value="44.9333333333333" calcext:value-type="float">
            <text:p>44.9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([.D47]-[.D46])*60/([.C47]-[.C46])" office:value-type="float" office:value="666.666666666668" calcext:value-type="float">
            <text:p>666.67</text:p>
          </table:table-cell>
          <table:table-cell table:formula="of:=AVERAGE([.F$8:.$F47])" office:value-type="float" office:value="615.076047053325" calcext:value-type="float">
            <text:p>615.0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table:formula="of:=([.A48] - [.$A$7])+([.B48]/60)" office:value-type="float" office:value="46.75" calcext:value-type="float">
            <text:p>46.75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([.D48]-[.D47])*60/([.C48]-[.C47])" office:value-type="float" office:value="330.275229357798" calcext:value-type="float">
            <text:p>330.28</text:p>
          </table:table-cell>
          <table:table-cell table:formula="of:=AVERAGE([.F$8:.$F48])" office:value-type="float" office:value="608.129685646117" calcext:value-type="float">
            <text:p>608.1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table:formula="of:=([.A49] - [.$A$7])+([.B49]/60)" office:value-type="float" office:value="48.6833333333333" calcext:value-type="float">
            <text:p>48.68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([.D49]-[.D48])*60/([.C49]-[.C48])" office:value-type="float" office:value="310.344827586207" calcext:value-type="float">
            <text:p>310.34</text:p>
          </table:table-cell>
          <table:table-cell table:formula="of:=AVERAGE([.F$8:.$F49])" office:value-type="float" office:value="601.039569978024" calcext:value-type="float">
            <text:p>601.0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formula="of:=([.A50] - [.$A$7])+([.B50]/60)" office:value-type="float" office:value="49.8333333333333" calcext:value-type="float">
            <text:p>49.83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([.D50]-[.D49])*60/([.C50]-[.C49])" office:value-type="float" office:value="521.73913043478" calcext:value-type="float">
            <text:p>521.74</text:p>
          </table:table-cell>
          <table:table-cell table:formula="of:=AVERAGE([.F$8:.$F50])" office:value-type="float" office:value="599.195373709577" calcext:value-type="float">
            <text:p>599.20</text:p>
          </table:table-cell>
          <table:table-cell table:style-name="ce23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table:formula="of:=([.A51] - [.$A$7])+([.B51]/60)" office:value-type="float" office:value="50.45" calcext:value-type="float">
            <text:p>50.45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([.D51]-[.D50])*60/([.C51]-[.C50])" office:value-type="float" office:value="972.972972972972" calcext:value-type="float">
            <text:p>972.97</text:p>
          </table:table-cell>
          <table:table-cell table:formula="of:=AVERAGE([.F$8:.$F51])" office:value-type="float" office:value="607.690319147381" calcext:value-type="float">
            <text:p>607.6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table:formula="of:=([.A52] - [.$A$7])+([.B52]/60)" office:value-type="float" office:value="51.6833333333333" calcext:value-type="float">
            <text:p>51.68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([.D52]-[.D51])*60/([.C52]-[.C51])" office:value-type="float" office:value="486.486486486489" calcext:value-type="float">
            <text:p>486.49</text:p>
          </table:table-cell>
          <table:table-cell table:formula="of:=AVERAGE([.F$8:.$F52])" office:value-type="float" office:value="604.996900643806" calcext:value-type="float">
            <text:p>605.0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table:formula="of:=([.A53] - [.$A$7])+([.B53]/60)" office:value-type="float" office:value="52.4666666666667" calcext:value-type="float">
            <text:p>52.47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([.D53]-[.D52])*60/([.C53]-[.C52])" office:value-type="float" office:value="765.957446808506" calcext:value-type="float">
            <text:p>765.96</text:p>
          </table:table-cell>
          <table:table-cell table:formula="of:=AVERAGE([.F$8:.$F53])" office:value-type="float" office:value="608.496042951734" calcext:value-type="float">
            <text:p>608.5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table:formula="of:=([.A54] - [.$A$7])+([.B54]/60)" office:value-type="float" office:value="53.7666666666667" calcext:value-type="float">
            <text:p>53.77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D54]-[.D53])*60/([.C54]-[.C53])" office:value-type="float" office:value="461.538461538463" calcext:value-type="float">
            <text:p>461.54</text:p>
          </table:table-cell>
          <table:table-cell table:formula="of:=AVERAGE([.F$8:.$F54])" office:value-type="float" office:value="605.369285900388" calcext:value-type="float">
            <text:p>605.3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([.A55] - [.$A$7])+([.B55]/60)" office:value-type="float" office:value="55.0166666666667" calcext:value-type="float">
            <text:p>55.02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([.D55]-[.D54])*60/([.C55]-[.C54])" office:value-type="float" office:value="480" calcext:value-type="float">
            <text:p>480.00</text:p>
          </table:table-cell>
          <table:table-cell table:formula="of:=AVERAGE([.F$8:.$F55])" office:value-type="float" office:value="602.757425777463" calcext:value-type="float">
            <text:p>602.7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table:formula="of:=([.A56] - [.$A$7])+([.B56]/60)" office:value-type="float" office:value="56.6833333333333" calcext:value-type="float">
            <text:p>56.68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([.D56]-[.D55])*60/([.C56]-[.C55])" office:value-type="float" office:value="360" calcext:value-type="float">
            <text:p>360.00</text:p>
          </table:table-cell>
          <table:table-cell table:formula="of:=AVERAGE([.F$8:.$F56])" office:value-type="float" office:value="597.803192598331" calcext:value-type="float">
            <text:p>597.8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table:formula="of:=([.A57] - [.$A$7])+([.B57]/60)" office:value-type="float" office:value="58.1666666666667" calcext:value-type="float">
            <text:p>58.17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D57]-[.D56])*60/([.C57]-[.C56])" office:value-type="float" office:value="404.494382022472" calcext:value-type="float">
            <text:p>404.49</text:p>
          </table:table-cell>
          <table:table-cell table:formula="of:=AVERAGE([.F$8:.$F57])" office:value-type="float" office:value="593.937016386814" calcext:value-type="float">
            <text:p>593.9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table:formula="of:=([.A58] - [.$A$7])+([.B58]/60)" office:value-type="float" office:value="59.5" calcext:value-type="float">
            <text:p>59.50</text:p>
          </table:table-cell>
          <table:table-cell table:style-name="Default" office:value-type="float" office:value="510" calcext:value-type="float">
            <text:p>510</text:p>
          </table:table-cell>
          <table:table-cell/>
          <table:table-cell table:formula="of:=([.D58]-[.D57])*60/([.C58]-[.C57])" office:value-type="float" office:value="449.999999999999" calcext:value-type="float">
            <text:p>450.00</text:p>
          </table:table-cell>
          <table:table-cell table:formula="of:=AVERAGE([.F$8:.$F58])" office:value-type="float" office:value="591.114721947857" calcext:value-type="float">
            <text:p>591.1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formula="of:=([.A59] - [.$A$7])+([.B59]/60)" office:value-type="float" office:value="60.75" calcext:value-type="float">
            <text:p>60.75</text:p>
          </table:table-cell>
          <table:table-cell table:style-name="Default" office:value-type="float" office:value="520" calcext:value-type="float">
            <text:p>520</text:p>
          </table:table-cell>
          <table:table-cell/>
          <table:table-cell table:formula="of:=([.D59]-[.D58])*60/([.C59]-[.C58])" office:value-type="float" office:value="480" calcext:value-type="float">
            <text:p>480.00</text:p>
          </table:table-cell>
          <table:table-cell table:formula="of:=AVERAGE([.F$8:.$F59])" office:value-type="float" office:value="588.977900371937" calcext:value-type="float">
            <text:p>588.98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4" table:number-columns-repeated="2"/>
          <table:table-cell table:number-columns-repeated="2"/>
          <table:table-cell table:style-name="ce27" table:number-columns-repeated="3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ce28" table:number-columns-repeated="3"/>
          <table:table-cell table:number-columns-repeated="2"/>
        </table:table-row>
        <table:table-row table:style-name="ro1" table:number-rows-repeated="8">
          <table:table-cell table:style-name="Default" table:number-columns-repeated="2"/>
          <table:table-cell table:style-name="ce28"/>
          <table:table-cell table:style-name="Default"/>
          <table:table-cell table:style-name="ce28"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style-name="ce28"/>
          <table:table-cell table:style-name="Default"/>
          <table:table-cell table:style-name="ce28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ronTime</text:p>
          </table:table-cell>
          <table:table-cell table:style-name="Default" office:value-type="string" calcext:value-type="string">
            <text:p>Number Minutes</text:p>
          </table:table-cell>
          <table:table-cell table:style-name="Default" office:value-type="string" calcext:value-type="string">
            <text:p>Trafiic Number</text:p>
          </table:table-cell>
          <table:table-cell table:style-name="ce28"/>
          <table:table-cell table:style-name="ce28" office:value-type="string" calcext:value-type="string">
            <text:p>Vehicles per hour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28" office:value-type="float" office:value="10.5" calcext:value-type="float">
            <text:p>10.50</text:p>
          </table:table-cell>
          <table:table-cell table:style-name="Default"/>
          <table:table-cell table:style-name="ce28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8" office:value-type="float" office:value="11" calcext:value-type="float">
            <text:p>11.00</text:p>
          </table:table-cell>
          <table:table-cell table:style-name="Default"/>
          <table:table-cell table:style-name="ce28"/>
          <table:table-cell table:style-name="ce28" table:formula="of:=([.E79]-[.E78])*([.D79]-[.D78]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8" office:value-type="float" office:value="12" calcext:value-type="float">
            <text:p>12.00</text:p>
          </table:table-cell>
          <table:table-cell table:style-name="Default"/>
          <table:table-cell table:style-name="ce28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8" office:value-type="float" office:value="13" calcext:value-type="float">
            <text:p>13.00</text:p>
          </table:table-cell>
          <table:table-cell table:style-name="Default"/>
          <table:table-cell table:style-name="ce28" table:number-columns-repeated="2"/>
          <table:table-cell table:number-columns-repeated="2"/>
        </table:table-row>
        <table:table-row table:style-name="ro1" table:number-rows-repeated="15">
          <table:table-cell table:style-name="Default" table:number-columns-repeated="2"/>
          <table:table-cell table:style-name="ce28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8"/>
          <table:table-cell table:style-name="Default" table:number-columns-repeated="4"/>
          <table:table-cell table:number-columns-repeated="2"/>
        </table:table-row>
      </table:table>
      <table:table table:name="Traffic flow charts" table:style-name="ta1">
        <table:shapes>
          <draw:frame draw:z-index="0" draw:style-name="gr1" draw:text-style-name="P1" svg:width="270.38mm" svg:height="170.53mm" svg:x="44.51mm" svg:y="4.52mm">
            <draw:object draw:notify-on-update-of-ranges="'Traffic Flow Readings'.C7:'Traffic Flow Readings'.C59 'Traffic Flow Readings'.F3:'Traffic Flow Readings'.F3 'Traffic Flow Readings'.F7:'Traffic Flow Readings'.F59 'Traffic Flow Readings'.C7:'Traffic Flow Readings'.C59 'Traffic Flow Readings'.G3:'Traffic Flow Readings'.G3 'Traffic Flow Readings'.G7:'Traffic Flow Readings'.G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0.62mm" svg:height="193.63mm" svg:x="38.5mm" svg:y="221.26mm">
            <draw:object draw:notify-on-update-of-ranges="'Traffic Flow Readings'.F3:'Traffic Flow Readings'.F3 'Traffic Flow Readings'.F7:'Traffic Flow Readings'.F59 'Traffic Flow Readings'.H3:'Traffic Flow Readings'.H3 'Traffic Flow Readings'.H7:'Traffic Flow Readings'.H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raffic Flow Readings'.D22:'Traffic Flow Readings'.D7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18:14:17.939513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23:35.691635252</meta:creation-date>
    <dc:date>2019-02-13T20:28:23.960781057</dc:date>
    <meta:editing-duration>PT3H26M5S</meta:editing-duration>
    <meta:editing-cycles>25</meta:editing-cycles>
    <meta:generator>LibreOffice/6.1.4.2$Linux_X86_64 LibreOffice_project/10$Build-2</meta:generator>
    <meta:document-statistic meta:table-count="2" meta:cell-count="3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8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bf0041" svg:stroke-opacity="95%" draw:fill-color="#bf0041" draw:opacity="9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63cm" svg:height="19.364cm" xlink:href=".." xlink:type="simple" chart:class="chart:line" chart:style-name="ch1">
        <chart:title svg:x="9.281cm" svg:y="0.523cm" chart:style-name="ch2">
          <text:p>Vehicles per Hour - OL3   17:00 13/2/2019</text:p>
        </chart:title>
        <chart:subtitle svg:x="10.934cm" svg:y="1.689cm" chart:style-name="ch3">
          <text:p>10 vehicle interval, for 1 hour.</text:p>
        </chart:subtitle>
        <chart:legend svg:x="12.706cm" svg:y="2.691cm" style:legend-expansion="custom" chartooo:width="7.248cm" chartooo:height="3.807cm" style:legend-expansion-aspect-ratio="1.90386130811663" chart:style-name="ch4"/>
        <chart:plot-area chart:style-name="ch5" table:cell-range-address="'Traffic Flow Readings'.F3:'Traffic Flow Readings'.F3 'Traffic Flow Readings'.F7:'Traffic Flow Readings'.F59 'Traffic Flow Readings'.H3:'Traffic Flow Readings'.H3 'Traffic Flow Readings'.H7:'Traffic Flow Readings'.H59" chart:data-source-has-labels="row" svg:x="1.552cm" svg:y="2.759cm" svg:width="24.97cm" svg:height="15.237cm">
          <chartooo:coordinate-region svg:x="2.359cm" svg:y="2.958cm" svg:width="23.791cm" svg:height="14.391cm"/>
          <chart:axis chart:dimension="x" chart:name="primary-x" chart:style-name="ch6">
            <chart:title svg:x="12.882cm" svg:y="18.383cm" chart:style-name="ch7">
              <text:p>Ten cars count </text:p>
            </chart:title>
          </chart:axis>
          <chart:axis chart:dimension="y" chart:name="primary-y" chart:style-name="ch8">
            <chart:title svg:x="0.451cm" svg:y="13.424cm" chart:style-name="ch9">
              <text:p>Vehicles per Hour ( for each 10 car batch)</text:p>
            </chart:title>
            <chart:grid chart:style-name="ch10" chart:class="major"/>
          </chart:axis>
          <chart:series chart:style-name="ch11" chart:values-cell-range-address="'Traffic Flow Readings'.F7:'Traffic Flow Readings'.F59" chart:label-cell-address="'Traffic Flow Readings'.F3:'Traffic Flow Readings'.F3" chart:class="chart:line">
            <chart:data-point chart:repeated="53"/>
          </chart:series>
          <chart:series chart:style-name="ch12" chart:values-cell-range-address="'Traffic Flow Readings'.H7:'Traffic Flow Readings'.H59" chart:label-cell-address="'Traffic Flow Readings'.H3:'Traffic Flow Readings'.H3" chart:class="chart:line">
            <chart:data-point chart:repeated="5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Average Vehicles Per Hour</text:p>
                <draw:g>
                  <svg:desc>'Traffic Flow Readings'.H3:'Traffic Flow Readings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raffic Flow Readings'.F7:'Traffic Flow Readings'.F59</svg:desc>
                </draw:g>
              </table:table-cell>
              <table:table-cell office:value-type="float" office:value="520">
                <text:p>520</text:p>
                <draw:g>
                  <svg:desc>'Traffic Flow Readings'.H7:'Traffic Flow Readings'.H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6.486486486487">
                <text:p>486.486486486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3.33333333333">
                <text:p>1333.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7.042253521127">
                <text:p>507.04225352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7.042253521127">
                <text:p>507.04225352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8.57142857143">
                <text:p>1028.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8.048780487805">
                <text:p>878.048780487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5.696202531646">
                <text:p>455.696202531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7.36842105263">
                <text:p>947.36842105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2.978723404255">
                <text:p>382.978723404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8.82352941177">
                <text:p>1058.8235294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1.57894736842">
                <text:p>631.57894736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5.882352941177">
                <text:p>705.88235294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4.285714285714">
                <text:p>514.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9.411764705883">
                <text:p>529.411764705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7.142857142858">
                <text:p>857.142857142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9.999999999998">
                <text:p>719.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5.957446808512">
                <text:p>765.957446808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8.604651162791">
                <text:p>418.604651162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.31914893617">
                <text:p>255.31914893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5.882352941175">
                <text:p>705.88235294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8.571428571429">
                <text:p>428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3.076923076925">
                <text:p>923.076923076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3.333333333332">
                <text:p>333.333333333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7.042253521128">
                <text:p>507.04225352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.454545454545">
                <text:p>545.454545454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1.578947368419">
                <text:p>631.578947368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2.978723404256">
                <text:p>382.978723404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2.608695652175">
                <text:p>782.60869565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6.666666666668">
                <text:p>666.666666666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0.275229357798">
                <text:p>330.275229357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0.344827586207">
                <text:p>310.344827586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1.73913043478">
                <text:p>521.73913043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2.972972972972">
                <text:p>972.972972972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6.486486486489">
                <text:p>486.486486486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5.957446808506">
                <text:p>765.957446808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1.538461538463">
                <text:p>461.538461538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39cm" svg:height="17.054cm" xlink:href=".." xlink:type="simple" chart:class="chart:scatter" chart:style-name="ch1">
        <chart:title svg:x="11.637cm" svg:y="0.477cm" chart:style-name="ch2">
          <text:p>Vehicles Per Hour</text:p>
        </chart:title>
        <chart:subtitle svg:x="10.525cm" svg:y="1.597cm" chart:style-name="ch3">
          <text:p>Oldham Test Site 17:00 13/2/2019</text:p>
        </chart:subtitle>
        <chart:legend svg:x="12.88cm" svg:y="3.295cm" style:legend-expansion="custom" chartooo:width="6.507cm" chartooo:height="2.056cm" style:legend-expansion-aspect-ratio="3.16488326848249" chart:style-name="ch4"/>
        <chart:plot-area chart:style-name="ch5" table:cell-range-address="'Traffic Flow Readings'.C7:'Traffic Flow Readings'.C59 'Traffic Flow Readings'.F3:'Traffic Flow Readings'.G3 'Traffic Flow Readings'.F7:'Traffic Flow Readings'.G59" chart:data-source-has-labels="row" svg:x="1.551cm" svg:y="2.621cm" svg:width="24.948cm" svg:height="13.111cm">
          <chartooo:coordinate-region svg:x="2.834cm" svg:y="2.82cm" svg:width="23.056cm" svg:height="12.265cm"/>
          <chart:axis chart:dimension="x" chart:name="primary-x" chart:style-name="ch6">
            <chart:title svg:x="13.227cm" svg:y="16.073cm" chart:style-name="ch7">
              <text:p>Time Mins</text:p>
            </chart:title>
          </chart:axis>
          <chart:axis chart:dimension="y" chart:name="primary-y" chart:style-name="ch8">
            <chart:title svg:x="0.451cm" svg:y="10.53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Traffic Flow Readings'.F7:'Traffic Flow Readings'.F59" chart:label-cell-address="'Traffic Flow Readings'.F3:'Traffic Flow Readings'.F3" chart:class="chart:scatter">
            <chart:domain table:cell-range-address="'Traffic Flow Readings'.C7:'Traffic Flow Readings'.C59"/>
            <chart:data-point chart:repeated="53"/>
          </chart:series>
          <chart:series chart:style-name="ch12" chart:values-cell-range-address="'Traffic Flow Readings'.G7:'Traffic Flow Readings'.G59" chart:label-cell-address="'Traffic Flow Readings'.G3:'Traffic Flow Readings'.G3" chart:class="chart:scatter">
            <chart:data-point chart:repeated="5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Cumulative Average VPH</text:p>
                <draw:g>
                  <svg:desc>'Traffic Flow Readings'.G3:'Traffic Flow Reading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ffic Flow Readings'.C7:'Traffic Flow Readings'.C59</svg:desc>
                </draw:g>
              </table:table-cell>
              <table:table-cell office:value-type="float" office:value="NaN">
                <text:p>NaN</text:p>
                <draw:g>
                  <svg:desc>'Traffic Flow Readings'.F7:'Traffic Flow Readings'.F59</svg:desc>
                </draw:g>
              </table:table-cell>
              <table:table-cell office:value-type="float" office:value="NaN">
                <text:p>NaN</text:p>
                <draw:g>
                  <svg:desc>'Traffic Flow Readings'.G7:'Traffic Flow Readings'.G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486.486486486487">
                <text:p>486.486486486487</text:p>
              </table:table-cell>
              <table:table-cell office:value-type="float" office:value="486.486486486487">
                <text:p>486.486486486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8333333333333">
                <text:p>1.68333333333333</text:p>
              </table:table-cell>
              <table:table-cell office:value-type="float" office:value="1333.33333333333">
                <text:p>1333.33333333333</text:p>
              </table:table-cell>
              <table:table-cell office:value-type="float" office:value="909.90990990991">
                <text:p>909.90990990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666666666667">
                <text:p>2.86666666666667</text:p>
              </table:table-cell>
              <table:table-cell office:value-type="float" office:value="507.042253521127">
                <text:p>507.042253521127</text:p>
              </table:table-cell>
              <table:table-cell office:value-type="float" office:value="775.620691113649">
                <text:p>775.620691113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507.042253521127">
                <text:p>507.042253521127</text:p>
              </table:table-cell>
              <table:table-cell office:value-type="float" office:value="708.476081715518">
                <text:p>708.476081715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1028.57142857143">
                <text:p>1028.57142857143</text:p>
              </table:table-cell>
              <table:table-cell office:value-type="float" office:value="772.495151086701">
                <text:p>772.495151086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3333333333333">
                <text:p>6.23333333333333</text:p>
              </table:table-cell>
              <table:table-cell office:value-type="float" office:value="375">
                <text:p>375</text:p>
              </table:table-cell>
              <table:table-cell office:value-type="float" office:value="706.245959238917">
                <text:p>706.245959238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878.048780487805">
                <text:p>878.048780487805</text:p>
              </table:table-cell>
              <table:table-cell office:value-type="float" office:value="730.78921941733">
                <text:p>730.78921941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3333333333333">
                <text:p>8.23333333333333</text:p>
              </table:table-cell>
              <table:table-cell office:value-type="float" office:value="455.696202531646">
                <text:p>455.696202531646</text:p>
              </table:table-cell>
              <table:table-cell office:value-type="float" office:value="696.402592306619">
                <text:p>696.402592306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6666666666667">
                <text:p>8.86666666666667</text:p>
              </table:table-cell>
              <table:table-cell office:value-type="float" office:value="947.36842105263">
                <text:p>947.36842105263</text:p>
              </table:table-cell>
              <table:table-cell office:value-type="float" office:value="724.287684389509">
                <text:p>724.287684389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333333333333">
                <text:p>10.4333333333333</text:p>
              </table:table-cell>
              <table:table-cell office:value-type="float" office:value="382.978723404255">
                <text:p>382.978723404255</text:p>
              </table:table-cell>
              <table:table-cell office:value-type="float" office:value="690.156788290984">
                <text:p>690.156788290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658.883793551244">
                <text:p>658.883793551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333333333333">
                <text:p>12.7333333333333</text:p>
              </table:table-cell>
              <table:table-cell office:value-type="float" office:value="1058.82352941177">
                <text:p>1058.82352941177</text:p>
              </table:table-cell>
              <table:table-cell office:value-type="float" office:value="692.212104872954">
                <text:p>692.21210487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7333333333333">
                <text:p>13.7333333333333</text:p>
              </table:table-cell>
              <table:table-cell office:value-type="float" office:value="600">
                <text:p>600</text:p>
              </table:table-cell>
              <table:table-cell office:value-type="float" office:value="685.118866036573">
                <text:p>685.118866036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6833333333333">
                <text:p>14.6833333333333</text:p>
              </table:table-cell>
              <table:table-cell office:value-type="float" office:value="631.57894736842">
                <text:p>631.57894736842</text:p>
              </table:table-cell>
              <table:table-cell office:value-type="float" office:value="681.294586131705">
                <text:p>681.294586131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5333333333333">
                <text:p>15.5333333333333</text:p>
              </table:table-cell>
              <table:table-cell office:value-type="float" office:value="705.882352941177">
                <text:p>705.882352941177</text:p>
              </table:table-cell>
              <table:table-cell office:value-type="float" office:value="682.93377058567">
                <text:p>682.93377058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2">
                <text:p>16.2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696.500409924065">
                <text:p>696.500409924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666666666667">
                <text:p>17.3666666666667</text:p>
              </table:table-cell>
              <table:table-cell office:value-type="float" office:value="514.285714285714">
                <text:p>514.285714285714</text:p>
              </table:table-cell>
              <table:table-cell office:value-type="float" office:value="685.781898415927">
                <text:p>685.781898415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5">
                <text:p>18.5</text:p>
              </table:table-cell>
              <table:table-cell office:value-type="float" office:value="529.411764705883">
                <text:p>529.411764705883</text:p>
              </table:table-cell>
              <table:table-cell office:value-type="float" office:value="677.094668765369">
                <text:p>677.0946687653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2">
                <text:p>19.2</text:p>
              </table:table-cell>
              <table:table-cell office:value-type="float" office:value="857.142857142858">
                <text:p>857.142857142858</text:p>
              </table:table-cell>
              <table:table-cell office:value-type="float" office:value="686.57088920629">
                <text:p>686.57088920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9">
                <text:p>20.9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669.889403569505">
                <text:p>669.889403569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7333333333333">
                <text:p>21.7333333333333</text:p>
              </table:table-cell>
              <table:table-cell office:value-type="float" office:value="719.999999999998">
                <text:p>719.999999999998</text:p>
              </table:table-cell>
              <table:table-cell office:value-type="float" office:value="672.275622447147">
                <text:p>672.275622447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5166666666667">
                <text:p>22.5166666666667</text:p>
              </table:table-cell>
              <table:table-cell office:value-type="float" office:value="765.957446808512">
                <text:p>765.957446808512</text:p>
              </table:table-cell>
              <table:table-cell office:value-type="float" office:value="676.533887190845">
                <text:p>676.5338871908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0666666666667">
                <text:p>24.0666666666667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663.949664886615">
                <text:p>663.949664886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45">
                <text:p>25.45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654.357384672966">
                <text:p>654.3573846729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8833333333333">
                <text:p>26.8833333333333</text:p>
              </table:table-cell>
              <table:table-cell office:value-type="float" office:value="418.604651162791">
                <text:p>418.604651162791</text:p>
              </table:table-cell>
              <table:table-cell office:value-type="float" office:value="644.927275332559">
                <text:p>644.927275332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2333333333333">
                <text:p>29.2333333333333</text:p>
              </table:table-cell>
              <table:table-cell office:value-type="float" office:value="255.31914893617">
                <text:p>255.31914893617</text:p>
              </table:table-cell>
              <table:table-cell office:value-type="float" office:value="629.942347394236">
                <text:p>629.942347394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7666666666667">
                <text:p>30.7666666666667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621.103902965786">
                <text:p>621.1039029657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6166666666667">
                <text:p>31.6166666666667</text:p>
              </table:table-cell>
              <table:table-cell office:value-type="float" office:value="705.882352941175">
                <text:p>705.882352941175</text:p>
              </table:table-cell>
              <table:table-cell office:value-type="float" office:value="624.131704750622">
                <text:p>624.1317047506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0166666666667">
                <text:p>33.0166666666667</text:p>
              </table:table-cell>
              <table:table-cell office:value-type="float" office:value="428.571428571429">
                <text:p>428.571428571429</text:p>
              </table:table-cell>
              <table:table-cell office:value-type="float" office:value="617.388246951339">
                <text:p>617.388246951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923.076923076925">
                <text:p>923.076923076925</text:p>
              </table:table-cell>
              <table:table-cell office:value-type="float" office:value="627.577869488859">
                <text:p>627.5778694888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4666666666667">
                <text:p>35.4666666666667</text:p>
              </table:table-cell>
              <table:table-cell office:value-type="float" office:value="333.333333333332">
                <text:p>333.333333333332</text:p>
              </table:table-cell>
              <table:table-cell office:value-type="float" office:value="618.086110258035">
                <text:p>618.086110258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.65">
                <text:p>36.65</text:p>
              </table:table-cell>
              <table:table-cell office:value-type="float" office:value="507.042253521128">
                <text:p>507.042253521128</text:p>
              </table:table-cell>
              <table:table-cell office:value-type="float" office:value="614.615989735007">
                <text:p>614.615989735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75">
                <text:p>37.75</text:p>
              </table:table-cell>
              <table:table-cell office:value-type="float" office:value="545.454545454545">
                <text:p>545.454545454545</text:p>
              </table:table-cell>
              <table:table-cell office:value-type="float" office:value="612.520188393175">
                <text:p>612.520188393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.7">
                <text:p>38.7</text:p>
              </table:table-cell>
              <table:table-cell office:value-type="float" office:value="631.578947368419">
                <text:p>631.578947368419</text:p>
              </table:table-cell>
              <table:table-cell office:value-type="float" office:value="613.080740127741">
                <text:p>613.0807401277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.2666666666667">
                <text:p>40.2666666666667</text:p>
              </table:table-cell>
              <table:table-cell office:value-type="float" office:value="382.978723404256">
                <text:p>382.978723404256</text:p>
              </table:table-cell>
              <table:table-cell office:value-type="float" office:value="606.506396792784">
                <text:p>606.506396792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.1333333333333">
                <text:p>41.1333333333333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08.889766112643">
                <text:p>608.8897661126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8833333333333">
                <text:p>41.8833333333333</text:p>
              </table:table-cell>
              <table:table-cell office:value-type="float" office:value="800">
                <text:p>800</text:p>
              </table:table-cell>
              <table:table-cell office:value-type="float" office:value="614.054907569058">
                <text:p>614.0549075690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.2666666666667">
                <text:p>43.2666666666667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609.309645258268">
                <text:p>609.3096452582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0333333333333">
                <text:p>44.0333333333333</text:p>
              </table:table-cell>
              <table:table-cell office:value-type="float" office:value="782.608695652175">
                <text:p>782.608695652175</text:p>
              </table:table-cell>
              <table:table-cell office:value-type="float" office:value="613.753210652983">
                <text:p>613.753210652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.9333333333333">
                <text:p>44.9333333333333</text:p>
              </table:table-cell>
              <table:table-cell office:value-type="float" office:value="666.666666666668">
                <text:p>666.666666666668</text:p>
              </table:table-cell>
              <table:table-cell office:value-type="float" office:value="615.076047053325">
                <text:p>615.076047053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.75">
                <text:p>46.75</text:p>
              </table:table-cell>
              <table:table-cell office:value-type="float" office:value="330.275229357798">
                <text:p>330.275229357798</text:p>
              </table:table-cell>
              <table:table-cell office:value-type="float" office:value="608.129685646117">
                <text:p>608.129685646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.6833333333333">
                <text:p>48.6833333333333</text:p>
              </table:table-cell>
              <table:table-cell office:value-type="float" office:value="310.344827586207">
                <text:p>310.344827586207</text:p>
              </table:table-cell>
              <table:table-cell office:value-type="float" office:value="601.039569978024">
                <text:p>601.039569978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.8333333333333">
                <text:p>49.8333333333333</text:p>
              </table:table-cell>
              <table:table-cell office:value-type="float" office:value="521.73913043478">
                <text:p>521.73913043478</text:p>
              </table:table-cell>
              <table:table-cell office:value-type="float" office:value="599.195373709577">
                <text:p>599.195373709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.45">
                <text:p>50.45</text:p>
              </table:table-cell>
              <table:table-cell office:value-type="float" office:value="972.972972972972">
                <text:p>972.972972972972</text:p>
              </table:table-cell>
              <table:table-cell office:value-type="float" office:value="607.690319147381">
                <text:p>607.6903191473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.6833333333333">
                <text:p>51.6833333333333</text:p>
              </table:table-cell>
              <table:table-cell office:value-type="float" office:value="486.486486486489">
                <text:p>486.486486486489</text:p>
              </table:table-cell>
              <table:table-cell office:value-type="float" office:value="604.996900643806">
                <text:p>604.9969006438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4666666666667">
                <text:p>52.4666666666667</text:p>
              </table:table-cell>
              <table:table-cell office:value-type="float" office:value="765.957446808506">
                <text:p>765.957446808506</text:p>
              </table:table-cell>
              <table:table-cell office:value-type="float" office:value="608.496042951734">
                <text:p>608.4960429517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.7666666666667">
                <text:p>53.7666666666667</text:p>
              </table:table-cell>
              <table:table-cell office:value-type="float" office:value="461.538461538463">
                <text:p>461.538461538463</text:p>
              </table:table-cell>
              <table:table-cell office:value-type="float" office:value="605.369285900388">
                <text:p>605.3692859003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.0166666666667">
                <text:p>55.0166666666667</text:p>
              </table:table-cell>
              <table:table-cell office:value-type="float" office:value="480">
                <text:p>480</text:p>
              </table:table-cell>
              <table:table-cell office:value-type="float" office:value="602.757425777463">
                <text:p>602.757425777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6833333333333">
                <text:p>56.6833333333333</text:p>
              </table:table-cell>
              <table:table-cell office:value-type="float" office:value="360">
                <text:p>360</text:p>
              </table:table-cell>
              <table:table-cell office:value-type="float" office:value="597.803192598331">
                <text:p>597.8031925983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1666666666667">
                <text:p>58.1666666666667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593.937016386814">
                <text:p>593.937016386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5">
                <text:p>59.5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591.114721947857">
                <text:p>591.1147219478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.75">
                <text:p>60.75</text:p>
              </table:table-cell>
              <table:table-cell office:value-type="float" office:value="480">
                <text:p>480</text:p>
              </table:table-cell>
              <table:table-cell office:value-type="float" office:value="588.977900371937">
                <text:p>588.9779003719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